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klavika-web" svg:font-family="klavika-web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d3d1" officeooo:paragraph-rsid="000ad3d1"/>
    </style:style>
    <style:style style:name="P2" style:family="paragraph" style:parent-style-name="Text_20_body">
      <style:text-properties fo:font-weight="bold" officeooo:rsid="000f00d3" officeooo:paragraph-rsid="000f00d3" style:font-weight-asian="bold" style:font-weight-complex="bold"/>
    </style:style>
    <style:style style:name="P3" style:family="paragraph" style:parent-style-name="Text_20_body">
      <style:text-properties fo:font-weight="normal" officeooo:paragraph-rsid="00144c26"/>
    </style:style>
    <style:style style:name="P4" style:family="paragraph" style:parent-style-name="Text_20_body">
      <style:text-properties fo:language="el" fo:country="GR" officeooo:rsid="000ecc1a" officeooo:paragraph-rsid="000ecc1a"/>
    </style:style>
    <style:style style:name="P5" style:family="paragraph" style:parent-style-name="Text_20_body">
      <style:text-properties fo:language="el" fo:country="GR" fo:font-weight="normal" officeooo:rsid="000f00d3" officeooo:paragraph-rsid="000f00d3" style:font-weight-asian="normal" style:font-weight-complex="normal"/>
    </style:style>
    <style:style style:name="P6" style:family="paragraph" style:parent-style-name="Text_20_body">
      <style:text-properties fo:language="el" fo:country="GR" fo:font-weight="normal" officeooo:rsid="0012c1a1" officeooo:paragraph-rsid="0012c1a1" style:font-weight-asian="normal" style:font-weight-complex="normal"/>
    </style:style>
    <style:style style:name="P7" style:family="paragraph" style:parent-style-name="Text_20_body">
      <style:text-properties fo:language="el" fo:country="GR" fo:font-weight="normal" officeooo:rsid="00144c26" officeooo:paragraph-rsid="00144c26" style:font-weight-asian="normal" style:font-weight-complex="normal"/>
    </style:style>
    <style:style style:name="P8" style:family="paragraph" style:parent-style-name="Text_20_body">
      <style:text-properties fo:language="el" fo:country="GR" officeooo:rsid="000c4877" officeooo:paragraph-rsid="000c4877"/>
    </style:style>
    <style:style style:name="P9" style:family="paragraph" style:parent-style-name="Text_20_body">
      <style:text-properties fo:language="en" fo:country="US" fo:font-weight="bold" officeooo:rsid="0010ebf7" officeooo:paragraph-rsid="0010ebf7" style:font-weight-asian="bold" style:font-weight-complex="bold"/>
    </style:style>
    <style:style style:name="P10" style:family="paragraph" style:parent-style-name="Text_20_body">
      <style:text-properties officeooo:paragraph-rsid="00144c26"/>
    </style:style>
    <style:style style:name="P11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  <style:text-properties fo:font-weight="bold" officeooo:rsid="00144c26" officeooo:paragraph-rsid="00144c26" style:font-weight-asian="bold" style:font-weight-complex="bold"/>
    </style:style>
    <style:style style:name="P13" style:family="paragraph" style:parent-style-name="Text_20_body">
      <style:paragraph-properties fo:margin-left="0in" fo:margin-right="0in" fo:margin-top="0.1563in" fo:margin-bottom="0.1563in" loext:contextual-spacing="false" style:line-height-at-least="0.25in" fo:orphans="2" fo:widows="2" fo:text-indent="0in" style:auto-text-indent="false"/>
      <style:text-properties fo:font-weight="normal" officeooo:rsid="0015f4c7" officeooo:paragraph-rsid="0015f4c7" style:font-weight-asian="normal" style:font-weight-complex="normal"/>
    </style:style>
    <style:style style:name="P14" style:family="paragraph" style:parent-style-name="Heading_20_1">
      <style:text-properties officeooo:rsid="000ad3d1" officeooo:paragraph-rsid="000ad3d1"/>
    </style:style>
    <style:style style:name="T1" style:family="text">
      <style:text-properties officeooo:rsid="000ad3d1"/>
    </style:style>
    <style:style style:name="T2" style:family="text">
      <style:text-properties fo:language="el" fo:country="GR" officeooo:rsid="000f00d3" style:font-weight-asian="normal" style:font-weight-complex="normal"/>
    </style:style>
    <style:style style:name="T3" style:family="text">
      <style:text-properties fo:language="el" fo:country="GR" officeooo:rsid="0010ebf7" style:font-weight-asian="normal" style:font-weight-complex="normal"/>
    </style:style>
    <style:style style:name="T4" style:family="text">
      <style:text-properties fo:language="el" fo:country="GR" officeooo:rsid="00144c26" style:font-weight-asian="normal" style:font-weight-complex="normal"/>
    </style:style>
    <style:style style:name="T5" style:family="text">
      <style:text-properties fo:language="el" fo:country="GR" fo:font-weight="normal" officeooo:rsid="00144c2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d53a" style:font-weight-asian="bold" style:font-weight-complex="bold"/>
    </style:style>
    <style:style style:name="T8" style:family="text">
      <style:text-properties officeooo:rsid="000f00d3"/>
    </style:style>
    <style:style style:name="T9" style:family="text">
      <style:text-properties officeooo:rsid="0010ebf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ad3d1"/>
    </style:style>
    <style:style style:name="T12" style:family="text">
      <style:text-properties fo:language="en" fo:country="US" officeooo:rsid="001422fd"/>
    </style:style>
    <style:style style:name="T13" style:family="text">
      <style:text-properties fo:language="en" fo:country="US" officeooo:rsid="000f00d3" style:font-weight-asian="normal" style:font-weight-complex="normal"/>
    </style:style>
    <style:style style:name="T14" style:family="text">
      <style:text-properties fo:language="en" fo:country="US" officeooo:rsid="0010ebf7" style:font-weight-asian="normal" style:font-weight-complex="normal"/>
    </style:style>
    <style:style style:name="T15" style:family="text">
      <style:text-properties officeooo:rsid="001422fd"/>
    </style:style>
    <style:style style:name="T16" style:family="text">
      <style:text-properties fo:font-variant="normal" fo:text-transform="none" fo:color="#33444c" style:font-name="Geomanist Book" fo:font-size="27pt" fo:letter-spacing="normal" fo:font-style="normal" fo:font-weight="bold"/>
    </style:style>
    <style:style style:name="T17" style:family="text">
      <style:text-properties fo:font-variant="normal" fo:text-transform="none" fo:color="#33444c" style:font-name="Open Sans" fo:font-size="10.5pt" fo:letter-spacing="normal" fo:font-style="normal"/>
    </style:style>
    <style:style style:name="T18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19" style:family="text">
      <style:text-properties fo:font-variant="normal" fo:text-transform="none" fo:color="#33444c" style:font-name="Open Sans" fo:font-size="10.5pt" fo:letter-spacing="normal" fo:font-style="normal" fo:font-weight="normal" officeooo:rsid="00144c26"/>
    </style:style>
    <style:style style:name="T20" style:family="text">
      <style:text-properties fo:font-variant="normal" fo:text-transform="none" fo:color="#33444c" style:font-name="Open Sans" fo:font-size="10.5pt" fo:letter-spacing="normal" fo:font-style="normal" officeooo:rsid="00169dba"/>
    </style:style>
    <style:style style:name="T21" style:family="text">
      <style:text-properties fo:font-variant="normal" fo:text-transform="none" fo:color="#33444c" fo:letter-spacing="normal"/>
    </style:style>
    <style:style style:name="T22" style:family="text">
      <style:text-properties fo:font-variant="normal" fo:text-transform="none" fo:color="#0c5176" style:font-name="Menlo" fo:font-size="9pt" fo:letter-spacing="normal" fo:font-style="normal" fo:font-weight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tab/><text:tab/>Distributed back-up system</text:h>
      <text:p text:style-name="P1"/>
      <text:p text:style-name="P1"/>
      <text:p text:style-name="P8"><text:span text:style-name="T6">Περίληψ</text:span><text:span text:style-name="T7">η</text:span></text:p>
      <text:p text:style-name="P4">Ο σχεδιασμός και η αρχιτεκτονική ενός συστήματος, στις μέρες μας, επικεντρώνεται στο να είναι το σύστημα ικανό ανά πάσα χρονική στιγμή, να ανταπεξέλθει τυχόν αποτυχίας είτε σε επίπεδο κλήσης ενός <text:span text:style-name="T10">feature</text:span> είτε σε επίπεδο ολικής καταστροφής ενός <text:span text:style-name="T10">server</text:span>. Στις περιπτώσεις κατανεμημένων συστημάτων, έννοιες όπως <text:span text:style-name="T10">high availability</text:span>, <text:span text:style-name="T10">single point of failure</text:span>, <text:span text:style-name="T10">consistency</text:span> είναι μερικές οι οποίες λαμβάνονται σοβαρά <text:span text:style-name="T9">υπόψιν</text:span> κατά την αρχιτεκτονική σχεδίαση του συστήματος. <text:span text:style-name="T1">Στην παρούσα εργασία παρουσιάζεται η αρχιτεκτονική και η υλοποίηση ενός κατανεμημένου</text:span><text:span text:style-name="T11"> back-up</text:span><text:span text:style-name="T1"> συστήματος. </text:span>Θα αναπτυχθεί πλήρως η επιλογή του εργαλείου που χρησιμοποιήθηκε για τους λόγους του <text:span text:style-name="T10">demo</text:span>, θα παρουσιαστούν 3 σενάρια, <text:span text:style-name="T9">κλιμακώνοντας</text:span> την ανάγκη για <text:span text:style-name="T10">back-up</text:span> πληροφορ<text:span text:style-name="T8">ιών</text:span>, σημαντικώ<text:span text:style-name="T8">ν </text:span>για την σωστή διαχείριση ενός συστήματος. </text:p>
      <text:p text:style-name="P4"/>
      <text:p text:style-name="P2">Docker </text:p>
      <text:p text:style-name="P3"><text:span text:style-name="T2">Το </text:span><text:span text:style-name="T13">docker</text:span><text:span text:style-name="T2"> αποτελεί ένα εργαλείο με το οποίο εύκολα δημιουργ</text:span><text:span text:style-name="T3">ούνται </text:span><text:span text:style-name="T2"><text:s/>οι προδιαγραφές (</text:span><text:span text:style-name="T13">libraries</text:span><text:span text:style-name="T2">, </text:span><text:span text:style-name="T14">dependencies</text:span><text:span text:style-name="T2"> κ.α) πάνω στις οποίες θα τρέξει ένα </text:span><text:span text:style-name="T13">application</text:span><text:span text:style-name="T2">. “Πακετάρει” </text:span><text:span text:style-name="T3">λοιπόν </text:span><text:span text:style-name="T2">όλες τις πληροφορίες μαζί και με απλό και γρήγορο τρόπο, κάνει </text:span><text:span text:style-name="T13">deploy</text:span><text:span text:style-name="T2"> το </text:span><text:span text:style-name="T13">application</text:span><text:span text:style-name="T2"> σε ένα </text:span><text:span text:style-name="T13">container</text:span><text:span text:style-name="T2">. Το πιο σημαντικό χαρακτηριστικό του είναι ότι παίρνοντας μια οποιαδήποτε βάση (alpine, </text:span><text:span text:style-name="T13">ubuntu</text:span><text:span text:style-name="T2"> κ.α) </text:span><text:span text:style-name="T3">χτίζεις (</text:span><text:bookmark text:name="dockerfile-reference"/><text:span text:style-name="T16">Dockerfile</text:span></text:p>
      <text:p text:style-name="P10"><text:span text:style-name="T5">)όσο περίπλοκα θέλεις το σύστημά σου το οποίο τρέχει απομονωμένο από τον υπόλοιπο κόσμο. Θα μπορούσαμε να πούμε ότι το docker αποτελεί ένα Virtual Machine, αλλά η διαφορά είναι πως τα docker containers χρησιμοποιούν τον Linux kernel πάνω στον οποίο τρέχουν σε αντίθεση με τα Vms τα οποία δημιουργούν ένα virtual operating system. Η διαφορά στο robust είναι σημαντική και άξια αναφοράς. </text:span><text:span text:style-name="T18">A </text:span><text:span text:style-name="Source_20_Text"><text:span text:style-name="T22">Dockerfile</text:span></text:span><text:span text:style-name="T21"> </text:span><text:span text:style-name="T18">is a text document that contains all the commands a user could call on the command line to assemble an image. Using </text:span><text:span text:style-name="Source_20_Text"><text:span text:style-name="T22">docker build</text:span></text:span><text:span text:style-name="T21"> </text:span><text:span text:style-name="T18">users can create an automated build that executes several command-line instructions in succession.</text:span></text:p>
      <text:p text:style-name="P5"/>
      <text:p text:style-name="P9">Docker Swarm</text:p>
      <text:p text:style-name="P6">Το <text:span text:style-name="T10">docker swarm</text:span> δίνει την δυνατότητα δημιουργίας ενός ολόκληρου <text:span text:style-name="T10">cluster</text:span> με φυσικά ή <text:span text:style-name="T10">virtual</text:span> μηχανήματα πάνω στα οποία θα τρέξουν τα <text:span text:style-name="T10">docker containers </text:span>με το / τα <text:span text:style-name="T10">application</text:span> που έχουμε δημιουργήσει. Αποτελεί ένα πολύ σημαντικό εργαλείο, καθώς προσφέρει μια πληθώρα επιλογών <text:span text:style-name="T15">και επίσης ακολουθεί το </text:span><text:span text:style-name="T12">Raft consensus.</text:span><text:span text:style-name="T15"> Τα μηχανήματα που παίρνουν μέρος στο </text:span><text:span text:style-name="T12">cluster</text:span><text:span text:style-name="T15"> ονομάζονται </text:span><text:span text:style-name="T12">nodes</text:span><text:span text:style-name="T15">, και η κατηγορία που ανήκουν ανάλογα με τα </text:span><text:span text:style-name="T12">configuration</text:span><text:span text:style-name="T15"> που δίνονται κατά τη δημιουργία είναι </text:span><text:span text:style-name="T12">managers</text:span><text:span text:style-name="T15"> ή </text:span><text:span text:style-name="T12">workers</text:span><text:span text:style-name="T15">. Liga pragmata gia to Raft</text:span></text:p>
      <text:p text:style-name="P6"/>
      <text:p text:style-name="P3"><text:soft-page-break/><text:span text:style-name="T4">Για τους λόγους του demo χρησιμοποιήθηκε το εργαλείο docker-machine </text:span></text:p>
      <text:p text:style-name="P11"><text:span text:style-name="T18">Docker Machine is a tool that lets you install Docker Engine on virtual hosts, and manage the hosts with </text:span><text:span text:style-name="Source_20_Text"><text:span text:style-name="T22">docker-machine</text:span></text:span><text:span text:style-name="T18"> commands. . </text:span><text:span text:style-name="T19">Με αθτό τον τρόπο δημιουργήται και συντηρήται ενα swarm …</text:span></text:p>
      <text:p text:style-name="P11"><text:span text:style-name="T19"/></text:p>
      <text:p text:style-name="P12"><text:span text:style-name="T17">Ιδέα</text:span></text:p>
      <text:p text:style-name="P13"><text:span text:style-name="T17">Η ιδέα για την ανάπτυξη ενός κατανεμημένου back up συστήματος. Αναπτύχθηκε ως λύση σε ένα υπάρχον πρόβλημα που αντιμέτωπίζουμε. Αυτο αποτελεί και το </text:span><text:span text:style-name="T20">σενάριο 1 </text:span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klavika-web" svg:font-family="klavika-web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29:19.993740518</meta:creation-date>
    <meta:editing-duration>PT4M14S</meta:editing-duration>
    <meta:editing-cycles>2</meta:editing-cycles>
    <meta:generator>LibreOffice/5.1.6.2$Linux_X86_64 LibreOffice_project/10m0$Build-2</meta:generator>
    <dc:date>2019-09-16T00:15:54.044810234</dc:date>
    <meta:document-statistic meta:table-count="0" meta:image-count="0" meta:object-count="0" meta:page-count="2" meta:paragraph-count="13" meta:word-count="419" meta:character-count="2805" meta:non-whitespace-character-count="2390"/>
  </office:meta>
</office:document-meta>
</file>